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048cm" svg:x="1.381cm" svg:y="1.254cm">
          <text:p text:style-name="P1">Single Dealer </text:p>
          <text:p text:style-name="P1">platform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2.413cm" svg:x="1.381cm" svg:y="22.4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7.112cm" svg:height="6.477cm" svg:x="7.604cm" svg:y="12.049cm">
          <text:p text:style-name="P1">DaoCheng</text:p>
          <text:p text:style-name="P1">Platfor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7.62cm" svg:height="4.826cm" svg:x="4.302cm" svg:y="21.32cm">
          <text:p text:style-name="P1">Daocheng client portal</text:p>
          <text:p text:style-name="P1">(Web/GUI/Mobile)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56cm" svg:height="3.048cm" svg:x="5.572cm" svg:y="1.254cm">
          <text:p text:style-name="P1">Multi Dealer </text:p>
          <text:p text:style-name="P1">platform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048cm" svg:x="9.509cm" svg:y="1.254cm">
          <text:p text:style-name="P1">Reuters/EB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048cm" svg:x="13.446cm" svg:y="1.254cm">
          <text:p text:style-name="P1">Brokers..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88cm" svg:height="2.032cm" svg:x="1.381cm" svg:y="6.588cm">
          <text:p text:style-name="P1">DaoCheng integration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048cm" svg:x="16.875cm" svg:y="1.254cm">
          <text:p text:style-name="P1">.....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159cm" svg:y1="4.302cm" svg:x2="5.191cm" svg:y2="6.715cm">
          <text:p/>
        </draw:line>
        <draw:line draw:style-name="gr3" draw:text-style-name="P1" draw:layer="layout" svg:x1="6.715cm" svg:y1="4.302cm" svg:x2="8.747cm" svg:y2="6.715cm">
          <text:p/>
        </draw:line>
        <draw:line draw:style-name="gr3" draw:text-style-name="P1" draw:layer="layout" svg:x1="10.652cm" svg:y1="4.302cm" svg:x2="12.684cm" svg:y2="6.715cm">
          <text:p/>
        </draw:line>
        <draw:line draw:style-name="gr3" draw:text-style-name="P1" draw:layer="layout" svg:x1="14.335cm" svg:y1="4.302cm" svg:x2="16.367cm" svg:y2="6.715cm">
          <text:p/>
        </draw:line>
        <draw:line draw:style-name="gr3" draw:text-style-name="P1" draw:layer="layout" svg:x1="17.51cm" svg:y1="4.302cm" svg:x2="19.542cm" svg:y2="6.715cm">
          <text:p/>
        </draw:line>
        <draw:line draw:style-name="gr3" draw:text-style-name="P1" draw:layer="layout" svg:x1="11.287cm" svg:y1="8.62cm" svg:x2="11.287cm" svg:y2="12.176cm">
          <text:p/>
        </draw:line>
        <draw:line draw:style-name="gr3" draw:text-style-name="P1" draw:layer="layout" svg:x1="2.778cm" svg:y1="23.733cm" svg:x2="4.302cm" svg:y2="23.733cm">
          <text:p/>
        </draw:line>
        <draw:line draw:style-name="gr3" draw:text-style-name="P1" draw:layer="layout" svg:x1="8.239cm" svg:y1="21.32cm" svg:x2="11.287cm" svg:y2="18.5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21:39:21.874377890</meta:creation-date>
    <dc:date>2015-12-28T21:46:42.151249702</dc:date>
    <meta:editing-duration>P0D</meta:editing-duration>
    <meta:editing-cycles>1</meta:editing-cycles>
    <meta:document-statistic meta:object-count="17"/>
    <meta:generator>LibreOffice/4.2.8.2$Linux_x86 LibreOffice_project/420m0$Build-2</meta:generator>
  </office:meta>
</office:document-meta>
</file>